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3">
            <text:p>Q-2663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945.0">
            <text:p>494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9">
            <text:p>-2.79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1">
            <text:p>HV-18061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685.0">
            <text:p>368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2">
            <text:p>HV-18062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500.0">
            <text:p>35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3">
            <text:p>HV-18063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3210.0">
            <text:p>32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064">
            <text:p>HV-18064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2865.0">
            <text:p>28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8">
            <text:p>-0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AR-3714">
            <text:p>HAR-3714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6050.0">
            <text:p>605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7">
            <text:p>-4.6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3459">
            <text:p>HV-3459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240.0">
            <text:p>524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AR-3711">
            <text:p>HAR-3711</text:p>
          </table:table-cell>
          <table:table-cell office:value-type="float" office:value="54.56">
            <text:p>54.56</text:p>
          </table:table-cell>
          <table:table-cell office:value-type="float" office:value="-1.28">
            <text:p>-1.28</text:p>
          </table:table-cell>
          <table:table-cell office:value-type="float" office:value="9680.0">
            <text:p>968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45">
            <text:p>-12.45</text:p>
          </table:table-cell>
          <table:table-cell office:value-type="float" office:value="1.49">
            <text:p>1.49</text:p>
          </table:table-cell>
          <table:table-cell office:value-type="float" office:value="1.49">
            <text:p>1.49</text:p>
          </table:table-cell>
          <table:table-cell office:value-type="string" office:value="Shennan1983,ShennanEtal2018">
            <text:p>Shennan1983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2">
            <text:p>Q-2662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530.0">
            <text:p>55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3">
            <text:p>-3.23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1">
            <text:p>Q-2661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975.0">
            <text:p>597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0">
            <text:p>Q-2660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6180.0">
            <text:p>61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ortonEtal1999,ShennanEtal2018">
            <text:p>HortonEtal1999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10">
            <text:p>AA-27210</text:p>
          </table:table-cell>
          <table:table-cell office:value-type="float" office:value="54.61">
            <text:p>54.61</text:p>
          </table:table-cell>
          <table:table-cell office:value-type="float" office:value="-1.24">
            <text:p>-1.24</text:p>
          </table:table-cell>
          <table:table-cell office:value-type="float" office:value="2895.0">
            <text:p>289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5">
            <text:p>AA-27205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5710.0">
            <text:p>571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3">
            <text:p>AA-27203</text:p>
          </table:table-cell>
          <table:table-cell office:value-type="float" office:value="54.61">
            <text:p>54.61</text:p>
          </table:table-cell>
          <table:table-cell office:value-type="float" office:value="-1.23">
            <text:p>-1.23</text:p>
          </table:table-cell>
          <table:table-cell office:value-type="float" office:value="7240.0">
            <text:p>724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">
            <text:p>-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2">
            <text:p>AA-27202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350.0">
            <text:p>635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8">
            <text:p>-6.0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1">
            <text:p>AA-27201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7405.0">
            <text:p>740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4">
            <text:p>-6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00">
            <text:p>AA-27200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7035.0">
            <text:p>703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4">
            <text:p>-6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9">
            <text:p>AA-27199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4">
            <text:p>-4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8">
            <text:p>AA-27198</text:p>
          </table:table-cell>
          <table:table-cell office:value-type="float" office:value="54.59">
            <text:p>54.59</text:p>
          </table:table-cell>
          <table:table-cell office:value-type="float" office:value="-1.3">
            <text:p>-1.3</text:p>
          </table:table-cell>
          <table:table-cell office:value-type="float" office:value="6615.0">
            <text:p>66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7">
            <text:p>AA-27197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6160.0">
            <text:p>616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6">
            <text:p>AA-27196</text:p>
          </table:table-cell>
          <table:table-cell office:value-type="float" office:value="54.57">
            <text:p>54.57</text:p>
          </table:table-cell>
          <table:table-cell office:value-type="float" office:value="-1.28">
            <text:p>-1.28</text:p>
          </table:table-cell>
          <table:table-cell office:value-type="float" office:value="2710.0">
            <text:p>271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7">
            <text:p>HV-18297</text:p>
          </table:table-cell>
          <table:table-cell office:value-type="float" office:value="54.66">
            <text:p>54.66</text:p>
          </table:table-cell>
          <table:table-cell office:value-type="float" office:value="-1.19">
            <text:p>-1.19</text:p>
          </table:table-cell>
          <table:table-cell office:value-type="float" office:value="3775.0">
            <text:p>377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4">
            <text:p>-0.3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8">
            <text:p>HV-18298</text:p>
          </table:table-cell>
          <table:table-cell office:value-type="float" office:value="54.66">
            <text:p>54.66</text:p>
          </table:table-cell>
          <table:table-cell office:value-type="float" office:value="-1.19">
            <text:p>-1.19</text:p>
          </table:table-cell>
          <table:table-cell office:value-type="float" office:value="4130.0">
            <text:p>413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192">
            <text:p>AA-27192</text:p>
          </table:table-cell>
          <table:table-cell office:value-type="float" office:value="54.62">
            <text:p>54.62</text:p>
          </table:table-cell>
          <table:table-cell office:value-type="float" office:value="-1.16">
            <text:p>-1.16</text:p>
          </table:table-cell>
          <table:table-cell office:value-type="float" office:value="8015.0">
            <text:p>801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46">
            <text:p>-15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300">
            <text:p>HV-18300</text:p>
          </table:table-cell>
          <table:table-cell office:value-type="float" office:value="54.63">
            <text:p>54.63</text:p>
          </table:table-cell>
          <table:table-cell office:value-type="float" office:value="-1.21">
            <text:p>-1.21</text:p>
          </table:table-cell>
          <table:table-cell office:value-type="float" office:value="5830.0">
            <text:p>583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lowShennan2008,ShennanEtal2018">
            <text:p>BarlowShennan2008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4">
            <text:p>SRR-3704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3450.0">
            <text:p>34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5">
            <text:p>SRR-3705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5250.0">
            <text:p>52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18299">
            <text:p>HV-18299</text:p>
          </table:table-cell>
          <table:table-cell office:value-type="float" office:value="54.63">
            <text:p>54.63</text:p>
          </table:table-cell>
          <table:table-cell office:value-type="float" office:value="-1.21">
            <text:p>-1.21</text:p>
          </table:table-cell>
          <table:table-cell office:value-type="float" office:value="4310.0">
            <text:p>43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7">
            <text:p>-1.8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lowShennan2008,ShennanEtal2018">
            <text:p>BarlowShennan2008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2">
            <text:p>Beta-99222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HV-4712">
            <text:p>HV-4712</text:p>
          </table:table-cell>
          <table:table-cell office:value-type="float" office:value="54.68">
            <text:p>54.68</text:p>
          </table:table-cell>
          <table:table-cell office:value-type="float" office:value="-1.2">
            <text:p>-1.2</text:p>
          </table:table-cell>
          <table:table-cell office:value-type="float" office:value="5285.0">
            <text:p>5285.0</text:p>
          </table:table-cell>
          <table:table-cell office:value-type="float" office:value="120.0">
            <text:p>12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8">
            <text:p>-4.28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SRR-3706">
            <text:p>SRR-3706</text:p>
          </table:table-cell>
          <table:table-cell office:value-type="float" office:value="54.61">
            <text:p>54.61</text:p>
          </table:table-cell>
          <table:table-cell office:value-type="float" office:value="-1.22">
            <text:p>-1.22</text:p>
          </table:table-cell>
          <table:table-cell office:value-type="float" office:value="7065.0">
            <text:p>70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92,ShennanEtal2018">
            <text:p>Shennan1992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AA-27211">
            <text:p>AA-27211</text:p>
          </table:table-cell>
          <table:table-cell office:value-type="float" office:value="54.61">
            <text:p>54.61</text:p>
          </table:table-cell>
          <table:table-cell office:value-type="float" office:value="-1.24">
            <text:p>-1.24</text:p>
          </table:table-cell>
          <table:table-cell office:value-type="float" office:value="5165.0">
            <text:p>51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Etal2000,ShennanEtal2018">
            <text:p>PlaterEtal2000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3">
            <text:p>Beta-99223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5610.0">
            <text:p>56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3">
            <text:p>-2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Beta-99224">
            <text:p>Beta-99224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600.0">
            <text:p>460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ughman2005,ShennanEtal2018">
            <text:p>Waughman2005,ShennanEtal2018</text:p>
          </table:table-cell>
        </table:table-row>
        <table:table-row>
          <table:table-cell office:value-type="string" office:value="Tees">
            <text:p>Tees</text:p>
          </table:table-cell>
          <table:table-cell office:value-type="string" office:value="radiocarbon">
            <text:p>radiocarbon</text:p>
          </table:table-cell>
          <table:table-cell office:value-type="string" office:value="Q-2664">
            <text:p>Q-2664</text:p>
          </table:table-cell>
          <table:table-cell office:value-type="float" office:value="54.67">
            <text:p>54.67</text:p>
          </table:table-cell>
          <table:table-cell office:value-type="float" office:value="-1.19">
            <text:p>-1.19</text:p>
          </table:table-cell>
          <table:table-cell office:value-type="float" office:value="4770.0">
            <text:p>4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ortonEtal1999,ShennanEtal2018">
            <text:p>HortonEtal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